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Segoe UI" svg:font-family="'Segoe U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492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1.45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dddddd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dddddd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ext-properties fo:color="#000000" style:font-name="Arial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office:value-type="string">
            <text:p>Butterfly v.01a</text:p>
          </table:table-cell>
          <table:table-cell table:number-columns-repeated="8"/>
        </table:table-row>
        <table:table-row table:style-name="ro1" table:number-rows-repeated="3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Part</text:p>
          </table:table-cell>
          <table:table-cell office:value-type="string">
            <text:p>Value</text:p>
          </table:table-cell>
          <table:table-cell office:value-type="string">
            <text:p>Package</text:p>
          </table:table-cell>
          <table:table-cell office:value-type="string">
            <text:p>Library</text:p>
          </table:table-cell>
          <table:table-cell office:value-type="string">
            <text:p>Position</text:p>
          </table:table-cell>
          <table:table-cell office:value-type="string">
            <text:p>(inch)</text:p>
          </table:table-cell>
          <table:table-cell office:value-type="string">
            <text:p>Orient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1</text:p>
          </table:table-cell>
          <table:table-cell office:value-type="string">
            <text:p>5.6pF 50 V NPO (COG)</text:p>
          </table:table-cell>
          <table:table-cell office:value-type="string">
            <text:p>0402-CAP</text:p>
          </table:table-cell>
          <table:table-cell office:value-type="string">
            <text:p>SparkFun-Capacitors</text:p>
          </table:table-cell>
          <table:table-cell office:value-type="string">
            <text:p>(0.16</text:p>
          </table:table-cell>
          <table:table-cell office:value-type="string">
            <text:p>0.861)</text:p>
          </table:table-cell>
          <table:table-cell office:value-type="string">
            <text:p>R18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2</text:p>
          </table:table-cell>
          <table:table-cell office:value-type="string">
            <text:p>5.6pF 50 V NPO (COG)</text:p>
          </table:table-cell>
          <table:table-cell office:value-type="string">
            <text:p>0402-CAP</text:p>
          </table:table-cell>
          <table:table-cell office:value-type="string">
            <text:p>SparkFun-Capacitors</text:p>
          </table:table-cell>
          <table:table-cell office:value-type="string">
            <text:p>(0.16</text:p>
          </table:table-cell>
          <table:table-cell office:value-type="string">
            <text:p>0.719)</text:p>
          </table:table-cell>
          <table:table-cell office:value-type="string">
            <text:p>R18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3</text:p>
          </table:table-cell>
          <table:table-cell office:value-type="string">
            <text:p>100nF 16 V XR5</text:p>
          </table:table-cell>
          <table:table-cell office:value-type="string">
            <text:p>0402-CAP</text:p>
          </table:table-cell>
          <table:table-cell office:value-type="string">
            <text:p>SparkFun-Capacitors</text:p>
          </table:table-cell>
          <table:table-cell office:value-type="string">
            <text:p>(0.175</text:p>
          </table:table-cell>
          <table:table-cell office:value-type="string">
            <text:p>0.175)</text:p>
          </table:table-cell>
          <table:table-cell office:value-type="string">
            <text:p>R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4</text:p>
          </table:table-cell>
          <table:table-cell office:value-type="string">
            <text:p>1uF 16 V XR5</text:p>
          </table:table-cell>
          <table:table-cell office:value-type="string">
            <text:p>0402-CAP</text:p>
          </table:table-cell>
          <table:table-cell office:value-type="string">
            <text:p>SparkFun-Capacitors</text:p>
          </table:table-cell>
          <table:table-cell office:value-type="string">
            <text:p>(0.16</text:p>
          </table:table-cell>
          <table:table-cell office:value-type="string">
            <text:p>0.628)</text:p>
          </table:table-cell>
          <table:table-cell office:value-type="string">
            <text:p>R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5</text:p>
          </table:table-cell>
          <table:table-cell office:value-type="string">
            <text:p>10nF 25 V XR7</text:p>
          </table:table-cell>
          <table:table-cell office:value-type="string">
            <text:p>0402-CAP</text:p>
          </table:table-cell>
          <table:table-cell office:value-type="string">
            <text:p>SparkFun-Capacitors</text:p>
          </table:table-cell>
          <table:table-cell office:value-type="string">
            <text:p>(0.16</text:p>
          </table:table-cell>
          <table:table-cell office:value-type="string">
            <text:p>0.674)</text:p>
          </table:table-cell>
          <table:table-cell office:value-type="string">
            <text:p>R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6</text:p>
          </table:table-cell>
          <table:table-cell office:value-type="string">
            <text:p>4.7uF 10 V XR5</text:p>
          </table:table-cell>
          <table:table-cell office:value-type="string">
            <text:p>0402-CAP</text:p>
          </table:table-cell>
          <table:table-cell office:value-type="string">
            <text:p>SparkFun-Capacitors</text:p>
          </table:table-cell>
          <table:table-cell office:value-type="string">
            <text:p>(0.485</text:p>
          </table:table-cell>
          <table:table-cell office:value-type="string">
            <text:p>0.5)</text:p>
          </table:table-cell>
          <table:table-cell office:value-type="string">
            <text:p>R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7</text:p>
          </table:table-cell>
          <table:table-cell office:value-type="string">
            <text:p>100nF 16 V XR5</text:p>
          </table:table-cell>
          <table:table-cell office:value-type="string">
            <text:p>0402-CAP</text:p>
          </table:table-cell>
          <table:table-cell office:value-type="string">
            <text:p>SparkFun-Capacitors</text:p>
          </table:table-cell>
          <table:table-cell office:value-type="string">
            <text:p>(0.485</text:p>
          </table:table-cell>
          <table:table-cell office:value-type="string">
            <text:p>0.55)</text:p>
          </table:table-cell>
          <table:table-cell office:value-type="string">
            <text:p>R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8</text:p>
          </table:table-cell>
          <table:table-cell office:value-type="string">
            <text:p>100nF 16 V XR5</text:p>
          </table:table-cell>
          <table:table-cell office:value-type="string">
            <text:p>0402-CAP</text:p>
          </table:table-cell>
          <table:table-cell office:value-type="string">
            <text:p>SparkFun-Capacitors</text:p>
          </table:table-cell>
          <table:table-cell office:value-type="string">
            <text:p>(0.252</text:p>
          </table:table-cell>
          <table:table-cell office:value-type="string">
            <text:p>0.91)</text:p>
          </table:table-cell>
          <table:table-cell office:value-type="string">
            <text:p>R18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9</text:p>
          </table:table-cell>
          <table:table-cell office:value-type="string">
            <text:p>100nF 16 V XR5</text:p>
          </table:table-cell>
          <table:table-cell office:value-type="string">
            <text:p>0402-CAP</text:p>
          </table:table-cell>
          <table:table-cell office:value-type="string">
            <text:p>SparkFun-Capacitors</text:p>
          </table:table-cell>
          <table:table-cell office:value-type="string">
            <text:p>(0.545</text:p>
          </table:table-cell>
          <table:table-cell office:value-type="string">
            <text:p>0.84)</text:p>
          </table:table-cell>
          <table:table-cell office:value-type="string">
            <text:p>R9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17</text:p>
          </table:table-cell>
          <table:table-cell office:value-type="string">
            <text:p>1uF 16 V XR5</text:p>
          </table:table-cell>
          <table:table-cell office:value-type="string">
            <text:p>0402-CAP</text:p>
          </table:table-cell>
          <table:table-cell office:value-type="string">
            <text:p>SparkFun-Capacitors</text:p>
          </table:table-cell>
          <table:table-cell office:value-type="string">
            <text:p>(0.23</text:p>
          </table:table-cell>
          <table:table-cell office:value-type="string">
            <text:p>0.35)</text:p>
          </table:table-cell>
          <table:table-cell office:value-type="string">
            <text:p>R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18</text:p>
          </table:table-cell>
          <table:table-cell office:value-type="string">
            <text:p>1uF 16 V XR5</text:p>
          </table:table-cell>
          <table:table-cell office:value-type="string">
            <text:p>0402-CAP</text:p>
          </table:table-cell>
          <table:table-cell office:value-type="string">
            <text:p>SparkFun-Capacitors</text:p>
          </table:table-cell>
          <table:table-cell office:value-type="string">
            <text:p>(0.23</text:p>
          </table:table-cell>
          <table:table-cell office:value-type="string">
            <text:p>0.23)</text:p>
          </table:table-cell>
          <table:table-cell office:value-type="string">
            <text:p>R0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>
            <text:p>D1</text:p>
          </table:table-cell>
          <table:table-cell table:number-columns-repeated="2" office:value-type="string">
            <text:p>SBR05U20LP-7</text:p>
          </table:table-cell>
          <table:table-cell office:value-type="string">
            <text:p>Kris</text:p>
          </table:table-cell>
          <table:table-cell office:value-type="string">
            <text:p>(0.29</text:p>
          </table:table-cell>
          <table:table-cell office:value-type="string">
            <text:p>0.345)</text:p>
          </table:table-cell>
          <table:table-cell office:value-type="string">
            <text:p>R180</text:p>
          </table:table-cell>
          <table:table-cell office:value-type="string">
            <text:p>0.5 A 20 V Schottky Diodes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D2</text:p>
          </table:table-cell>
          <table:table-cell table:number-columns-repeated="2" office:value-type="string">
            <text:p>SBR05U20LP-7</text:p>
          </table:table-cell>
          <table:table-cell office:value-type="string">
            <text:p>Kris</text:p>
          </table:table-cell>
          <table:table-cell office:value-type="string">
            <text:p>(0.29</text:p>
          </table:table-cell>
          <table:table-cell office:value-type="string">
            <text:p>0.272)</text:p>
          </table:table-cell>
          <table:table-cell office:value-type="string">
            <text:p>R0</text:p>
          </table:table-cell>
          <table:table-cell office:value-type="string">
            <text:p>0.5 A 20 V Schottky Diodes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D4</text:p>
          </table:table-cell>
          <table:table-cell table:number-columns-repeated="2" table:style-name="ce6" office:value-type="string">
            <text:p>HSP061-2N4</text:p>
          </table:table-cell>
          <table:table-cell office:value-type="string">
            <text:p>Kris</text:p>
          </table:table-cell>
          <table:table-cell office:value-type="string">
            <text:p>(0.365</text:p>
          </table:table-cell>
          <table:table-cell office:value-type="string">
            <text:p>0.31)</text:p>
          </table:table-cell>
          <table:table-cell office:value-type="string">
            <text:p>MR270</text:p>
          </table:table-cell>
          <table:table-cell table:number-columns-repeated="3"/>
        </table:table-row>
        <table:table-row table:style-name="ro2">
          <table:table-cell table:style-name="ce1"/>
          <table:table-cell table:style-name="ce4" office:value-type="string">
            <text:p>J1</text:p>
          </table:table-cell>
          <table:table-cell table:number-columns-repeated="2" table:style-name="ce1" office:value-type="string">
            <text:p>1981584-1</text:p>
          </table:table-cell>
          <table:table-cell table:style-name="ce1" office:value-type="string">
            <text:p>con-usb</text:p>
          </table:table-cell>
          <table:table-cell table:style-name="ce1" office:value-type="string">
            <text:p>(0.3525</text:p>
          </table:table-cell>
          <table:table-cell table:style-name="ce1" office:value-type="string">
            <text:p>0)</text:p>
          </table:table-cell>
          <table:table-cell table:style-name="ce1" office:value-type="string">
            <text:p>MR0</text:p>
          </table:table-cell>
          <table:table-cell table:number-columns-repeated="3"/>
        </table:table-row>
        <table:table-row table:style-name="ro2">
          <table:table-cell table:style-name="ce1"/>
          <table:table-cell table:style-name="ce4" office:value-type="string">
            <text:p>JP1</text:p>
          </table:table-cell>
          <table:table-cell table:style-name="ce1" office:value-type="string">
            <text:p>1X05_NO_SILK</text:p>
          </table:table-cell>
          <table:table-cell table:style-name="ce1" office:value-type="string">
            <text:p>SparkFun-Connectors</text:p>
          </table:table-cell>
          <table:table-cell table:style-name="ce1" office:value-type="string">
            <text:p>(0.1525</text:p>
          </table:table-cell>
          <table:table-cell table:style-name="ce1" office:value-type="string">
            <text:p>1.3525)</text:p>
          </table:table-cell>
          <table:table-cell table:style-name="ce1" office:value-type="string">
            <text:p>R0</text:p>
          </table:table-cell>
          <table:table-cell table:style-name="ce1"/>
          <table:table-cell table:number-columns-repeated="3"/>
        </table:table-row>
        <table:table-row table:style-name="ro2">
          <table:table-cell table:style-name="ce1"/>
          <table:table-cell table:style-name="ce4" office:value-type="string">
            <text:p>JP2</text:p>
          </table:table-cell>
          <table:table-cell table:style-name="ce1" office:value-type="string">
            <text:p>M02-JST-2-PTH-NO_SILK</text:p>
          </table:table-cell>
          <table:table-cell table:style-name="ce1" office:value-type="string">
            <text:p>JST-2-PTH-NS</text:p>
          </table:table-cell>
          <table:table-cell table:style-name="ce1" office:value-type="string">
            <text:p>SparkFun-Connectors</text:p>
          </table:table-cell>
          <table:table-cell table:style-name="ce1" office:value-type="string">
            <text:p>(0.191</text:p>
          </table:table-cell>
          <table:table-cell table:style-name="ce1" office:value-type="string">
            <text:p>0.466)</text:p>
          </table:table-cell>
          <table:table-cell table:style-name="ce1" office:value-type="string">
            <text:p>R270</text:p>
          </table:table-cell>
          <table:table-cell table:number-columns-repeated="3"/>
        </table:table-row>
        <table:table-row table:style-name="ro2">
          <table:table-cell table:style-name="ce1"/>
          <table:table-cell table:style-name="ce4" office:value-type="string">
            <text:p>JP3</text:p>
          </table:table-cell>
          <table:table-cell table:style-name="ce1" office:value-type="string">
            <text:p>1X06_NO_SILK</text:p>
          </table:table-cell>
          <table:table-cell table:style-name="ce1" office:value-type="string">
            <text:p>SparkFun-Connectors</text:p>
          </table:table-cell>
          <table:table-cell table:style-name="ce1" office:value-type="string">
            <text:p>(0.0525</text:p>
          </table:table-cell>
          <table:table-cell table:style-name="ce1" office:value-type="string">
            <text:p>0.0525)</text:p>
          </table:table-cell>
          <table:table-cell table:style-name="ce1" office:value-type="string">
            <text:p>R90</text:p>
          </table:table-cell>
          <table:table-cell table:style-name="ce1"/>
          <table:table-cell table:number-columns-repeated="3"/>
        </table:table-row>
        <table:table-row table:style-name="ro2">
          <table:table-cell table:style-name="ce1"/>
          <table:table-cell table:style-name="ce4" office:value-type="string">
            <text:p>JP4</text:p>
          </table:table-cell>
          <table:table-cell table:style-name="ce1" office:value-type="string">
            <text:p>1X03_NO_SILK</text:p>
          </table:table-cell>
          <table:table-cell table:style-name="ce1" office:value-type="string">
            <text:p>SparkFun-Connectors</text:p>
          </table:table-cell>
          <table:table-cell table:style-name="ce1" office:value-type="string">
            <text:p>(0.4525</text:p>
          </table:table-cell>
          <table:table-cell table:style-name="ce1" office:value-type="string">
            <text:p>1.0525)</text:p>
          </table:table-cell>
          <table:table-cell table:style-name="ce1" office:value-type="string">
            <text:p>R90</text:p>
          </table:table-cell>
          <table:table-cell table:style-name="ce1"/>
          <table:table-cell table:number-columns-repeated="3"/>
        </table:table-row>
        <table:table-row table:style-name="ro2">
          <table:table-cell table:style-name="ce1"/>
          <table:table-cell table:style-name="ce4" office:value-type="string">
            <text:p>JP5</text:p>
          </table:table-cell>
          <table:table-cell table:style-name="ce1" office:value-type="string">
            <text:p>1X06_NO_SILK</text:p>
          </table:table-cell>
          <table:table-cell table:style-name="ce1" office:value-type="string">
            <text:p>SparkFun-Connectors</text:p>
          </table:table-cell>
          <table:table-cell table:style-name="ce1" office:value-type="string">
            <text:p>(0.6525</text:p>
          </table:table-cell>
          <table:table-cell table:style-name="ce1" office:value-type="string">
            <text:p>0.5525)</text:p>
          </table:table-cell>
          <table:table-cell table:style-name="ce1" office:value-type="string">
            <text:p>R270</text:p>
          </table:table-cell>
          <table:table-cell table:style-name="ce1"/>
          <table:table-cell table:number-columns-repeated="3"/>
        </table:table-row>
        <table:table-row table:style-name="ro2">
          <table:table-cell table:style-name="ce1"/>
          <table:table-cell table:style-name="ce4" office:value-type="string">
            <text:p>JP6</text:p>
          </table:table-cell>
          <table:table-cell table:style-name="ce1" office:value-type="string">
            <text:p>1X08_NO_SILK</text:p>
          </table:table-cell>
          <table:table-cell table:style-name="ce1" office:value-type="string">
            <text:p>SparkFun-Connectors</text:p>
          </table:table-cell>
          <table:table-cell table:style-name="ce1" office:value-type="string">
            <text:p>(0.0525</text:p>
          </table:table-cell>
          <table:table-cell table:style-name="ce1" office:value-type="string">
            <text:p>0.6525)</text:p>
          </table:table-cell>
          <table:table-cell table:style-name="ce1" office:value-type="string">
            <text:p>R90</text:p>
          </table:table-cell>
          <table:table-cell table:style-name="ce1"/>
          <table:table-cell table:number-columns-repeated="3"/>
        </table:table-row>
        <table:table-row table:style-name="ro2">
          <table:table-cell table:style-name="ce1"/>
          <table:table-cell table:style-name="ce4" office:value-type="string">
            <text:p>JP7</text:p>
          </table:table-cell>
          <table:table-cell table:style-name="ce1" office:value-type="string">
            <text:p>1X08_NO_SILK</text:p>
          </table:table-cell>
          <table:table-cell table:style-name="ce1" office:value-type="string">
            <text:p>SparkFun-Connectors</text:p>
          </table:table-cell>
          <table:table-cell table:style-name="ce1" office:value-type="string">
            <text:p>(0.6525</text:p>
          </table:table-cell>
          <table:table-cell table:style-name="ce1" office:value-type="string">
            <text:p>1.3525)</text:p>
          </table:table-cell>
          <table:table-cell table:style-name="ce1" office:value-type="string">
            <text:p>R270</text:p>
          </table:table-cell>
          <table:table-cell table:style-name="ce1"/>
          <table:table-cell table:number-columns-repeated="3"/>
        </table:table-row>
        <table:table-row table:style-name="ro2">
          <table:table-cell table:style-name="ce1"/>
          <table:table-cell table:style-name="ce4" office:value-type="string">
            <text:p>JP8</text:p>
          </table:table-cell>
          <table:table-cell table:style-name="ce1" office:value-type="string">
            <text:p>1X03_NO_SILK</text:p>
          </table:table-cell>
          <table:table-cell table:style-name="ce1" office:value-type="string">
            <text:p>SparkFun-Connectors</text:p>
          </table:table-cell>
          <table:table-cell table:style-name="ce1" office:value-type="string">
            <text:p>(0.5525</text:p>
          </table:table-cell>
          <table:table-cell table:style-name="ce1" office:value-type="string">
            <text:p>1.2525)</text:p>
          </table:table-cell>
          <table:table-cell table:style-name="ce1" office:value-type="string">
            <text:p>R270</text:p>
          </table:table-cell>
          <table:table-cell table:style-name="ce1"/>
          <table:table-cell table:number-columns-repeated="3"/>
        </table:table-row>
        <table:table-row table:style-name="ro2">
          <table:table-cell/>
          <table:table-cell table:style-name="ce3" office:value-type="string">
            <text:p>L1</text:p>
          </table:table-cell>
          <table:table-cell office:value-type="string">
            <text:p>BLM15HG601SN1D</text:p>
          </table:table-cell>
          <table:table-cell office:value-type="float" office:value="402">
            <text:p>402</text:p>
          </table:table-cell>
          <table:table-cell office:value-type="string">
            <text:p>inductors</text:p>
          </table:table-cell>
          <table:table-cell office:value-type="string">
            <text:p>(0.16</text:p>
          </table:table-cell>
          <table:table-cell office:value-type="string">
            <text:p>0.582)</text:p>
          </table:table-cell>
          <table:table-cell office:value-type="string">
            <text:p>R0</text:p>
          </table:table-cell>
          <table:table-cell office:value-type="string">
            <text:p>0402 600 Ohms Ferrite Bead</text:p>
          </table:table-cell>
          <table:table-cell/>
          <table:table-cell office:value-type="string">
            <text:p>http://www.mouser.com/ProductDetail/Murata-Electronics/BLM15HG601SN1D/?qs=sGAEpiMZZMtdyQheitOmRc1BnpXQWogd2FGhQEvn2mA%3d</text:p>
          </table:table-cell>
        </table:table-row>
        <table:table-row table:style-name="ro2">
          <table:table-cell/>
          <table:table-cell table:style-name="ce3" office:value-type="string">
            <text:p>L3</text:p>
          </table:table-cell>
          <table:table-cell office:value-type="string">
            <text:p>BLM15HG601SN1D</text:p>
          </table:table-cell>
          <table:table-cell office:value-type="float" office:value="402">
            <text:p>402</text:p>
          </table:table-cell>
          <table:table-cell office:value-type="string">
            <text:p>inductors</text:p>
          </table:table-cell>
          <table:table-cell office:value-type="string">
            <text:p>(0.565</text:p>
          </table:table-cell>
          <table:table-cell office:value-type="string">
            <text:p>0.17)</text:p>
          </table:table-cell>
          <table:table-cell office:value-type="string">
            <text:p>MR180</text:p>
          </table:table-cell>
          <table:table-cell office:value-type="string">
            <text:p>402 600 Ohms Ferrite Bead</text:p>
          </table:table-cell>
          <table:table-cell/>
          <table:table-cell office:value-type="string">
            <text:p>http://www.mouser.com/ProductDetail/Murata-Electronics/BLM15HG601SN1D/?qs=sGAEpiMZZMtdyQheitOmRc1BnpXQWogd2FGhQEvn2mA%3d</text:p>
          </table:table-cell>
        </table:table-row>
        <table:table-row table:style-name="ro1">
          <table:table-cell/>
          <table:table-cell office:value-type="string">
            <text:p>R2</text:p>
          </table:table-cell>
          <table:table-cell office:value-type="string">
            <text:p>4K7</text:p>
          </table:table-cell>
          <table:table-cell office:value-type="string">
            <text:p>0402-RES</text:p>
          </table:table-cell>
          <table:table-cell office:value-type="string">
            <text:p>SparkFun-Resistors</text:p>
          </table:table-cell>
          <table:table-cell office:value-type="string">
            <text:p>(0.16</text:p>
          </table:table-cell>
          <table:table-cell office:value-type="string">
            <text:p>0.24)</text:p>
          </table:table-cell>
          <table:table-cell office:value-type="string">
            <text:p>R9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3</text:p>
          </table:table-cell>
          <table:table-cell office:value-type="string">
            <text:p>1K</text:p>
          </table:table-cell>
          <table:table-cell office:value-type="string">
            <text:p>0402-RES</text:p>
          </table:table-cell>
          <table:table-cell office:value-type="string">
            <text:p>SparkFun-Resistors</text:p>
          </table:table-cell>
          <table:table-cell office:value-type="string">
            <text:p>(0.337</text:p>
          </table:table-cell>
          <table:table-cell office:value-type="string">
            <text:p>1.157)</text:p>
          </table:table-cell>
          <table:table-cell office:value-type="string">
            <text:p>R9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4</text:p>
          </table:table-cell>
          <table:table-cell office:value-type="string">
            <text:p>1K</text:p>
          </table:table-cell>
          <table:table-cell office:value-type="string">
            <text:p>0402-RES</text:p>
          </table:table-cell>
          <table:table-cell office:value-type="string">
            <text:p>SparkFun-Resistors</text:p>
          </table:table-cell>
          <table:table-cell office:value-type="string">
            <text:p>(0.282</text:p>
          </table:table-cell>
          <table:table-cell office:value-type="string">
            <text:p>1.216)</text:p>
          </table:table-cell>
          <table:table-cell office:value-type="string">
            <text:p>R18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5</text:p>
          </table:table-cell>
          <table:table-cell office:value-type="string">
            <text:p>1K</text:p>
          </table:table-cell>
          <table:table-cell office:value-type="string">
            <text:p>0402-RES</text:p>
          </table:table-cell>
          <table:table-cell office:value-type="string">
            <text:p>SparkFun-Resistors</text:p>
          </table:table-cell>
          <table:table-cell office:value-type="string">
            <text:p>(0.227</text:p>
          </table:table-cell>
          <table:table-cell office:value-type="string">
            <text:p>1.157)</text:p>
          </table:table-cell>
          <table:table-cell office:value-type="string">
            <text:p>R9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6</text:p>
          </table:table-cell>
          <table:table-cell office:value-type="string">
            <text:p>10K</text:p>
          </table:table-cell>
          <table:table-cell office:value-type="string">
            <text:p>0402-RES</text:p>
          </table:table-cell>
          <table:table-cell office:value-type="string">
            <text:p><text:s/>SparkFun-Resistors</text:p>
          </table:table-cell>
          <table:table-cell office:value-type="string">
            <text:p>(0.53</text:p>
          </table:table-cell>
          <table:table-cell office:value-type="string">
            <text:p><text:s/>0.175)</text:p>
          </table:table-cell>
          <table:table-cell office:value-type="string">
            <text:p>R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A1</text:p>
          </table:table-cell>
          <table:table-cell office:value-type="string">
            <text:p>22 Ohm 2x resistor array</text:p>
          </table:table-cell>
          <table:table-cell office:value-type="string">
            <text:p>EXB24V 0404</text:p>
          </table:table-cell>
          <table:table-cell office:value-type="string">
            <text:p>Kris</text:p>
          </table:table-cell>
          <table:table-cell office:value-type="string">
            <text:p>(0.365</text:p>
          </table:table-cell>
          <table:table-cell office:value-type="string">
            <text:p>0.25)</text:p>
          </table:table-cell>
          <table:table-cell office:value-type="string">
            <text:p>MR0</text:p>
          </table:table-cell>
          <table:table-cell/>
          <table:table-cell office:value-type="string">
            <text:p>http://www.mouser.com/ProductDetail/Panasonic/EXB-24V220JX/?qs=%2fha2pyFadujt%252bTXjPP4OHmveYWXfX%2fpXZM9rikoTmzk%3d</text:p>
          </table:table-cell>
          <table:table-cell/>
        </table:table-row>
        <table:table-row table:style-name="ro2">
          <table:table-cell table:style-name="ce1"/>
          <table:table-cell table:style-name="ce4" office:value-type="string">
            <text:p>SJ1</text:p>
          </table:table-cell>
          <table:table-cell table:style-name="ce1" office:value-type="string">
            <text:p>SOLDERJUMPERTRACE</text:p>
          </table:table-cell>
          <table:table-cell table:style-name="ce1" office:value-type="string">
            <text:p>SJ_2S-TRACE</text:p>
          </table:table-cell>
          <table:table-cell table:style-name="ce1" office:value-type="string">
            <text:p>SparkFun-Passives</text:p>
          </table:table-cell>
          <table:table-cell table:style-name="ce1" office:value-type="string">
            <text:p>(0.15</text:p>
          </table:table-cell>
          <table:table-cell table:style-name="ce1" office:value-type="string">
            <text:p>0.3)</text:p>
          </table:table-cell>
          <table:table-cell table:style-name="ce1" office:value-type="string">
            <text:p>MR90</text:p>
          </table:table-cell>
          <table:table-cell table:style-name="ce1"/>
          <table:table-cell table:number-columns-repeated="2"/>
        </table:table-row>
        <table:table-row table:style-name="ro2">
          <table:table-cell table:style-name="ce1"/>
          <table:table-cell table:style-name="ce4" office:value-type="string">
            <text:p>SJ3</text:p>
          </table:table-cell>
          <table:table-cell table:style-name="ce1" office:value-type="string">
            <text:p>SOLDERJUMPER-OLDTRACE</text:p>
          </table:table-cell>
          <table:table-cell table:style-name="ce1" office:value-type="string">
            <text:p>SJ_2S-TRACE</text:p>
          </table:table-cell>
          <table:table-cell table:style-name="ce1" office:value-type="string">
            <text:p>SparkFun-Passives</text:p>
          </table:table-cell>
          <table:table-cell table:style-name="ce1" office:value-type="string">
            <text:p>(0.53</text:p>
          </table:table-cell>
          <table:table-cell table:style-name="ce1" office:value-type="string">
            <text:p>0.255)</text:p>
          </table:table-cell>
          <table:table-cell table:style-name="ce1" office:value-type="string">
            <text:p>MR0</text:p>
          </table:table-cell>
          <table:table-cell table:style-name="ce1"/>
          <table:table-cell table:number-columns-repeated="2"/>
        </table:table-row>
        <table:table-row table:style-name="ro2">
          <table:table-cell/>
          <table:table-cell table:style-name="ce3" office:value-type="string">
            <text:p>U$2</text:p>
          </table:table-cell>
          <table:table-cell office:value-type="string">
            <text:p>PTS810 SJM 250 SMTR LFS</text:p>
          </table:table-cell>
          <table:table-cell office:value-type="string">
            <text:p>C&amp;KTACTILESWITCH</text:p>
          </table:table-cell>
          <table:table-cell office:value-type="string">
            <text:p>Kris</text:p>
          </table:table-cell>
          <table:table-cell office:value-type="string">
            <text:p>(0.24</text:p>
          </table:table-cell>
          <table:table-cell office:value-type="string">
            <text:p>0.08)</text:p>
          </table:table-cell>
          <table:table-cell office:value-type="string">
            <text:p>R0</text:p>
          </table:table-cell>
          <table:table-cell office:value-type="string">
            <text:p>1.6 N Black button</text:p>
          </table:table-cell>
          <table:table-cell/>
          <table:table-cell office:value-type="string">
            <text:p>http://www.mouser.com/ProductDetail/CK-Components/PTS810-SJM-250-SMTR-LFS/?qs=sGAEpiMZZMsgGjVA3toVBAOa31dqKfOf5%2fuMDhoi36E%3d</text:p>
          </table:table-cell>
        </table:table-row>
        <table:table-row table:style-name="ro2">
          <table:table-cell/>
          <table:table-cell table:style-name="ce3" office:value-type="string">
            <text:p>U$3</text:p>
          </table:table-cell>
          <table:table-cell office:value-type="string">
            <text:p>PTS810 SJM 250 SMTR LFS</text:p>
          </table:table-cell>
          <table:table-cell office:value-type="string">
            <text:p>C&amp;KTACTILESWITCH</text:p>
          </table:table-cell>
          <table:table-cell office:value-type="string">
            <text:p>Kris</text:p>
          </table:table-cell>
          <table:table-cell office:value-type="string">
            <text:p>(0.46</text:p>
          </table:table-cell>
          <table:table-cell office:value-type="string">
            <text:p>0.08)</text:p>
          </table:table-cell>
          <table:table-cell office:value-type="string">
            <text:p>R0</text:p>
          </table:table-cell>
          <table:table-cell office:value-type="string">
            <text:p>1.6 N Black button</text:p>
          </table:table-cell>
          <table:table-cell/>
          <table:table-cell office:value-type="string">
            <text:p>http://www.mouser.com/ProductDetail/CK-Components/PTS810-SJM-250-SMTR-LFS/?qs=sGAEpiMZZMsgGjVA3toVBAOa31dqKfOf5%2fuMDhoi36E%3d</text:p>
          </table:table-cell>
        </table:table-row>
        <table:table-row table:style-name="ro1">
          <table:table-cell/>
          <table:table-cell office:value-type="string">
            <text:p>U$4</text:p>
          </table:table-cell>
          <table:table-cell office:value-type="string">
            <text:p>GREEN</text:p>
          </table:table-cell>
          <table:table-cell office:value-type="string">
            <text:p>0402LED</text:p>
          </table:table-cell>
          <table:table-cell office:value-type="string">
            <text:p>Kris</text:p>
          </table:table-cell>
          <table:table-cell office:value-type="string">
            <text:p>(0.16</text:p>
          </table:table-cell>
          <table:table-cell office:value-type="string">
            <text:p>0.32)</text:p>
          </table:table-cell>
          <table:table-cell office:value-type="string">
            <text:p>R9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4" office:value-type="string">
            <text:p>U$5</text:p>
          </table:table-cell>
          <table:table-cell table:number-columns-repeated="2" table:style-name="ce1" office:value-type="string">
            <text:p>HN01</text:p>
          </table:table-cell>
          <table:table-cell table:style-name="ce1" office:value-type="string">
            <text:p>PWSONN6</text:p>
          </table:table-cell>
          <table:table-cell table:style-name="ce1" office:value-type="string">
            <text:p>(0.205</text:p>
          </table:table-cell>
          <table:table-cell table:style-name="ce1" office:value-type="string">
            <text:p>1.0025)</text:p>
          </table:table-cell>
          <table:table-cell table:style-name="ce1" office:value-type="string">
            <text:p>R0</text:p>
          </table:table-cell>
          <table:table-cell table:style-name="ce1" table:number-columns-repeated="2"/>
          <table:table-cell/>
        </table:table-row>
        <table:table-row table:style-name="ro1">
          <table:table-cell/>
          <table:table-cell table:style-name="ce3" office:value-type="string">
            <text:p>U1</text:p>
          </table:table-cell>
          <table:table-cell table:number-columns-repeated="3" office:value-type="string">
            <text:p>STM32L433CCU6</text:p>
          </table:table-cell>
          <table:table-cell office:value-type="string">
            <text:p>(0.3725</text:p>
          </table:table-cell>
          <table:table-cell office:value-type="string">
            <text:p>0.725)</text:p>
          </table:table-cell>
          <table:table-cell office:value-type="string">
            <text:p>R0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>
            <text:p>U2</text:p>
          </table:table-cell>
          <table:table-cell office:value-type="string">
            <text:p>LUMEX0404RGBLED</text:p>
          </table:table-cell>
          <table:table-cell office:value-type="string">
            <text:p>LX0404</text:p>
          </table:table-cell>
          <table:table-cell office:value-type="string">
            <text:p>Kris</text:p>
          </table:table-cell>
          <table:table-cell office:value-type="string">
            <text:p>(0.282</text:p>
          </table:table-cell>
          <table:table-cell office:value-type="string">
            <text:p>1.161)</text:p>
          </table:table-cell>
          <table:table-cell office:value-type="string">
            <text:p>R0</text:p>
          </table:table-cell>
          <table:table-cell/>
          <table:table-cell office:value-type="string">
            <text:p>http://www.mouser.com/ProductDetail/Lumex/SML-LX0404SIUPGUSB/?qs=iPumNTI%2f3jXoZkWlWVrBPw%3d%3d</text:p>
          </table:table-cell>
          <table:table-cell/>
        </table:table-row>
        <table:table-row table:style-name="ro2">
          <table:table-cell/>
          <table:table-cell table:style-name="ce3" office:value-type="string">
            <text:p>U5</text:p>
          </table:table-cell>
          <table:table-cell office:value-type="string">
            <text:p>NCV8170 3V3 150 mA LDO</text:p>
          </table:table-cell>
          <table:table-cell office:value-type="string">
            <text:p>NCV8170 3V3 150 mA LDO</text:p>
          </table:table-cell>
          <table:table-cell office:value-type="string">
            <text:p>Kris</text:p>
          </table:table-cell>
          <table:table-cell office:value-type="string">
            <text:p>(0.23</text:p>
          </table:table-cell>
          <table:table-cell office:value-type="string">
            <text:p>0.29)</text:p>
          </table:table-cell>
          <table:table-cell office:value-type="string">
            <text:p>R0</text:p>
          </table:table-cell>
          <table:table-cell/>
          <table:table-cell office:value-type="string">
            <text:p>http://www.mouser.com/ProductDetail/ON-Semiconductor/NCV8170AMX330TCG/?qs=%2fha2pyFadugzTfwQiwfuJdkhRuNKZplc1uKOE3BcgI8%3d</text:p>
          </table:table-cell>
          <table:table-cell/>
        </table:table-row>
        <table:table-row table:style-name="ro2">
          <table:table-cell/>
          <table:table-cell table:style-name="ce3" office:value-type="string">
            <text:p>X1</text:p>
          </table:table-cell>
          <table:table-cell office:value-type="string">
            <text:p>ST2012SB 4 pF</text:p>
          </table:table-cell>
          <table:table-cell office:value-type="string">
            <text:p>ST2012SB32768Z0HPWBB</text:p>
          </table:table-cell>
          <table:table-cell office:value-type="string">
            <text:p>Kris</text:p>
          </table:table-cell>
          <table:table-cell office:value-type="string">
            <text:p>(0.156</text:p>
          </table:table-cell>
          <table:table-cell office:value-type="string">
            <text:p>0.79)</text:p>
          </table:table-cell>
          <table:table-cell office:value-type="string">
            <text:p>R90</text:p>
          </table:table-cell>
          <table:table-cell office:value-type="string">
            <text:p>4 pF only</text:p>
          </table:table-cell>
          <table:table-cell office:value-type="string">
            <text:p>http://www.mouser.com/ProductDetail/AVX/ST2012SB32768Z0HPWBB/?qs=%2fha2pyFaduhvD4%2fNUg7UtFiLvTvYUZJekjpvDHn5WUIR6FG4ieidPCP3lmVFSQLY</text:p>
          </table:table-cell>
          <table:table-cell/>
        </table:table-row>
        <table:table-row table:style-name="ro1" table:number-rows-repeated="3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ce5"/>
          <table:table-cell table:style-name="ce5" office:value-type="string">
            <text:p>No Substitution please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Segoe UI" svg:font-family="'Segoe U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12/08/2016</text:date>, <text:time>15:0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Winer</meta:initial-creator>
    <meta:creation-date>2016-12-08T14:37:37.83</meta:creation-date>
    <dc:date>2016-12-08T15:07:06.37</dc:date>
    <dc:creator>Kris Winer</dc:creator>
    <meta:editing-duration>PT29M28S</meta:editing-duration>
    <meta:editing-cycles>2</meta:editing-cycles>
    <meta:generator>OpenOffice/4.1.3$Win32 OpenOffice.org_project/413m1$Build-9783</meta:generator>
    <meta:document-statistic meta:table-count="3" meta:cell-count="304" meta:object-count="0"/>
  </office:meta>
</office:document-meta>
</file>